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pr1" style:family="presentation" style:parent-style-name="DNA-subtitle">
      <style:graphic-properties draw:fill-color="#ffffff" draw:auto-grow-height="true" fo:min-height="16.075cm"/>
    </style:style>
    <style:style style:name="pr2" style:family="presentation" style:parent-style-name="DNA-notes">
      <style:graphic-properties draw:fill-color="#ffffff" draw:auto-grow-height="true" fo:min-height="13.17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layer="layout" svg:width="22.5cm" svg:height="16.075cm" svg:x="4.5cm" svg:y="0.8cm" presentation:class="subtitle">
          <draw:text-box>
            <text:p>HONESTY</text:p>
            <text:p/>
            <text:p>-Through the mist of thought-</text:p>
            <text:p/>
            <text:p>Pekka Heikkilä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Pelin ydi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avoitteena on tehdä keskustelusta yhteisymmärrykseen perustuva pisteytetty peli, jossa pelaajat oppivat argumentointitaitoa, ajatuksen selkeyttä ja älyllistä itsepuolustus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Ensimmäisen pelimuodon ominaisuudet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Lähtökohtaisesti 2 pelaajaa verkon yli</text:p>
              </text:list-item>
              <text:list-item>
                <text:p>Vuoropohjainen etenemismalli</text:p>
              </text:list-item>
              <text:list-item>
                <text:p>Kommunikointi maksimissaan 5 sanalla tai 70 merkillä ja asioiden välisten yhteyksien muodostamisel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Peliin liittyminen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Pelaaja valitsee avausväittämänsä</text:p>
              </text:list-item>
              <text:list-item>
                <text:p>Matchmaking-periaatteella kone arpoo keskusteluparin kohtaamaan toisensa</text:p>
              </text:list-item>
              <text:list-item>
                <text:p>molempien pelaajien avausväittämät ovat heti pelialueel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Peliin liittyminen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Peliin voi liittyä myös avoimesta palvelinlistasta palvelimen ylläpitäjän valitsemasta aihees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3T19" xml:id="id1" draw:id="id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2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366cm" svg:height="4.572cm" svg:x="9.144cm" svg:y="6.35cm">
          <text:p text:style-name="P1">Maapallo on ont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4.064cm" svg:height="1.204cm" svg:x="23.114cm" svg:y="15.241cm">
          <draw:text-box>
            <text:p><text:span text:style-name="T2">Pisteet: 0</text:span></text:p>
          </draw:text-box>
        </draw:frame>
        <draw:frame draw:style-name="gr5" draw:text-style-name="P3" draw:layer="layout" svg:width="4.064cm" svg:height="1.204cm" svg:x="0.508cm" svg:y="15.241cm">
          <draw:text-box>
            <text:p><text:span text:style-name="T2">Pisteet: 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3T19" xml:id="id2" draw:id="id2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6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366cm" svg:height="4.572cm" svg:x="9.144cm" svg:y="6.35cm">
          <text:p text:style-name="P1"><text:span text:style-name="T3">Maapallo on ont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4cm" svg:height="2.032cm" svg:x="13.97cm" svg:y="5.5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" draw:text-style-name="P3" draw:layer="layout" svg:width="4.064cm" svg:height="1.204cm" svg:x="23.114cm" svg:y="15.24cm">
          <draw:text-box>
            <text:p><text:span text:style-name="T2">Pisteet: 2</text:span></text:p>
          </draw:text-box>
        </draw:frame>
        <draw:frame draw:style-name="gr5" draw:text-style-name="P3" draw:layer="layout" svg:width="4.064cm" svg:height="1.204cm" svg:x="0.508cm" svg:y="15.24cm">
          <draw:text-box>
            <text:p><text:span text:style-name="T2">Pisteet: 0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3T19" xml:id="id3" draw:id="id3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9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366cm" svg:height="4.572cm" svg:x="9.144cm" svg:y="6.35cm">
          <text:p text:style-name="P1"><text:span text:style-name="T3">Maapallo on ont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3.97cm" svg:y="5.5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2" draw:text-style-name="P1" draw:layer="layout" svg:width="2.032cm" svg:height="2.286cm" svg:x="9.652cm" svg:y="5.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6.0009837678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064cm" svg:height="1.204cm" svg:x="23.114cm" svg:y="15.241cm">
          <draw:text-box>
            <text:p><text:span text:style-name="T2">Pisteet: 2</text:span></text:p>
          </draw:text-box>
        </draw:frame>
        <draw:frame draw:style-name="gr5" draw:text-style-name="P3" draw:layer="layout" svg:width="4.064cm" svg:height="1.204cm" svg:x="0.508cm" svg:y="15.241cm">
          <draw:text-box>
            <text:p><text:span text:style-name="T2">Pisteet: 2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3T19" xml:id="id4" draw:id="id4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6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366cm" svg:height="4.572cm" svg:x="9.144cm" svg:y="6.35cm">
          <text:p text:style-name="P1"><text:span text:style-name="T3">Maapallo on ont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3.97cm" svg:y="5.5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2.032cm" svg:height="2.286cm" svg:x="9.652cm" svg:y="5.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6.0009837678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8.128cm" svg:height="5.334cm" svg:x="5.334cm" svg:y="11.684cm">
          <text:p text:style-name="P1">Maapallon keskipisteessä<text:line-break/>on käy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414cm" svg:y1="11.684cm" svg:x2="10.922cm" svg:y2="10.414cm">
          <text:p/>
        </draw:line>
        <draw:frame draw:style-name="gr5" draw:text-style-name="P3" draw:layer="layout" svg:width="4.064cm" svg:height="1.204cm" svg:x="23.114cm" svg:y="15.241cm">
          <draw:text-box>
            <text:p><text:span text:style-name="T2">Pisteet: 4</text:span></text:p>
          </draw:text-box>
        </draw:frame>
        <draw:frame draw:style-name="gr5" draw:text-style-name="P3" draw:layer="layout" svg:width="4.064cm" svg:height="1.204cm" svg:x="0.508cm" svg:y="15.241cm">
          <draw:text-box>
            <text:p><text:span text:style-name="T2">Pisteet: 2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3T19" xml:id="id5" draw:id="id5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7" draw:text-style-name="P4" draw:layer="layout" svg:width="7.366cm" svg:height="4.572cm" svg:x="9.144cm" svg:y="6.35cm">
          <text:p text:style-name="P1"><text:span text:style-name="T3">Maapallo on ont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3.97cm" svg:y="5.5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2.032cm" svg:height="2.286cm" svg:x="9.652cm" svg:y="5.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6.0009837678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128cm" svg:height="5.334cm" svg:x="5.334cm" svg:y="11.684cm">
          <text:p text:style-name="P1"><text:span text:style-name="T3">Maapallon keskipisteessä</text:span><text:span text:style-name="T3"><text:line-break/></text:span><text:span text:style-name="T3">on käy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414cm" svg:y1="11.684cm" svg:x2="10.922cm" svg:y2="10.414cm">
          <text:p/>
        </draw:line>
        <draw:frame draw:style-name="gr5" draw:text-style-name="P3" draw:layer="layout" svg:width="4.064cm" svg:height="1.204cm" svg:x="23.114cm" svg:y="15.241cm">
          <draw:text-box>
            <text:p><text:span text:style-name="T2">Pisteet: 4</text:span></text:p>
          </draw:text-box>
        </draw:frame>
        <draw:frame draw:style-name="gr5" draw:text-style-name="P3" draw:layer="layout" svg:width="4.064cm" svg:height="1.204cm" svg:x="0.508cm" svg:y="15.241cm">
          <draw:text-box>
            <text:p><text:span text:style-name="T2">Pisteet: 4</text:span></text:p>
          </draw:text-box>
        </draw:frame>
        <draw:custom-shape draw:style-name="gr9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54cm" svg:height="2.032cm" svg:x="11.176cm" svg:y="11.1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3T19" xml:id="id6" draw:id="id6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7" draw:text-style-name="P4" draw:layer="layout" svg:width="7.366cm" svg:height="4.572cm" svg:x="9.144cm" svg:y="6.35cm">
          <text:p text:style-name="P1"><text:span text:style-name="T3">Maapallo on ont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3.97cm" svg:y="5.5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2.032cm" svg:height="2.286cm" svg:x="9.652cm" svg:y="5.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6.0009837678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128cm" svg:height="5.334cm" svg:x="5.334cm" svg:y="11.684cm">
          <text:p text:style-name="P1"><text:span text:style-name="T3">Maapallon keskipisteessä</text:span><text:span text:style-name="T3"><text:line-break/></text:span><text:span text:style-name="T3">on käy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414cm" svg:y1="11.684cm" svg:x2="10.922cm" svg:y2="10.414cm">
          <text:p/>
        </draw:line>
        <draw:frame draw:style-name="gr5" draw:text-style-name="P3" draw:layer="layout" svg:width="4.064cm" svg:height="1.204cm" svg:x="23.114cm" svg:y="15.241cm">
          <draw:text-box>
            <text:p><text:span text:style-name="T2">Pisteet: 6</text:span></text:p>
          </draw:text-box>
        </draw:frame>
        <draw:frame draw:style-name="gr5" draw:text-style-name="P3" draw:layer="layout" svg:width="4.064cm" svg:height="1.204cm" svg:x="0.508cm" svg:y="15.241cm">
          <draw:text-box>
            <text:p><text:span text:style-name="T2">Pisteet: 4</text:span></text:p>
          </draw:text-box>
        </draw:frame>
        <draw:custom-shape draw:style-name="gr6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1.176cm" svg:y="11.1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" draw:layer="layout" svg:width="2.54cm" svg:height="2.032cm" svg:x="5.334cm" svg:y="11.1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3T19" xml:id="id7" draw:id="id7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Vuoronkierto</text:p>
          </draw:text-box>
        </draw:frame>
        <draw:custom-shape draw:style-name="gr7" draw:text-style-name="P4" draw:layer="layout" svg:width="7.366cm" svg:height="4.572cm" svg:x="9.144cm" svg:y="6.35cm">
          <text:p text:style-name="P1"><text:span text:style-name="T3">Maapallo on ont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3.97cm" svg:y="5.58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2.032cm" svg:height="2.286cm" svg:x="9.652cm" svg:y="5.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6.0009837678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128cm" svg:height="5.334cm" svg:x="5.334cm" svg:y="11.684cm">
          <text:p text:style-name="P1"><text:span text:style-name="T3">Maapallon keskipisteessä</text:span><text:span text:style-name="T3"><text:line-break/></text:span><text:span text:style-name="T3">on käy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414cm" svg:y1="11.684cm" svg:x2="10.922cm" svg:y2="10.414cm">
          <text:p/>
        </draw:line>
        <draw:frame draw:style-name="gr5" draw:text-style-name="P3" draw:layer="layout" svg:width="4.064cm" svg:height="1.204cm" svg:x="23.114cm" svg:y="15.241cm">
          <draw:text-box>
            <text:p><text:span text:style-name="T2">Pisteet: 6</text:span></text:p>
          </draw:text-box>
        </draw:frame>
        <draw:frame draw:style-name="gr5" draw:text-style-name="P3" draw:layer="layout" svg:width="4.064cm" svg:height="1.204cm" svg:x="0.508cm" svg:y="15.241cm">
          <draw:text-box>
            <text:p><text:span text:style-name="T2">Pisteet: 4</text:span></text:p>
          </draw:text-box>
        </draw:frame>
        <draw:custom-shape draw:style-name="gr9" draw:text-style-name="P2" draw:layer="layout" svg:width="2.54cm" svg:height="2.54cm" svg:x="24.384cm" svg:y="17.2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54cm" svg:height="2.54cm" svg:x="1.269cm" svg:y="17.5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2.032cm" svg:x="11.176cm" svg:y="11.1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2.54cm" svg:height="2.032cm" svg:x="5.334cm" svg:y="11.1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4" draw:layer="layout" svg:width="7.366cm" svg:height="4.572cm" svg:x="14.986cm" svg:y="12.192cm">
          <text:p text:style-name="P1"><text:span text:style-name="T3">Mutta minua pelottaa</text:span></text:p>
          <text:p text:style-name="P1"><text:span text:style-name="T3">maan a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3.462cm" svg:y1="14.224cm" svg:x2="14.986cm" svg:y2="14.478cm">
          <text:p/>
        </draw:lin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5:47:08</meta:creation-date>
    <dc:date>2014-12-03T17:42:22.386981911</dc:date>
    <meta:editing-duration>PT4H1M24S</meta:editing-duration>
    <meta:editing-cycles>5</meta:editing-cycles>
    <meta:generator>LibreOffice/4.2.7.2$Linux_X86_64 LibreOffice_project/420m0$Build-2</meta:generator>
    <meta:document-statistic meta:object-count="134"/>
  </office:meta>
</office:document-meta>
</file>